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f256" officeooo:paragraph-rsid="0016f256"/>
    </style:style>
    <style:style style:name="P2" style:family="paragraph" style:parent-style-name="Text_20_body">
      <style:text-properties officeooo:rsid="0016f256" officeooo:paragraph-rsid="0016f256"/>
    </style:style>
    <style:style style:name="P3" style:family="paragraph" style:parent-style-name="Text_20_body">
      <style:text-properties officeooo:rsid="0016f256" officeooo:paragraph-rsid="0018bf1d"/>
    </style:style>
    <style:style style:name="P4" style:family="paragraph" style:parent-style-name="Text_20_body">
      <style:paragraph-properties fo:text-align="justify" style:justify-single-word="false"/>
      <style:text-properties officeooo:rsid="0016f256" officeooo:paragraph-rsid="0016f256"/>
    </style:style>
    <style:style style:name="P5" style:family="paragraph" style:parent-style-name="Text_20_body">
      <style:text-properties officeooo:rsid="0018bf1d" officeooo:paragraph-rsid="0018bf1d"/>
    </style:style>
    <style:style style:name="P6" style:family="paragraph" style:parent-style-name="Title">
      <style:text-properties officeooo:rsid="0016f256" officeooo:paragraph-rsid="0016f256"/>
    </style:style>
    <style:style style:name="T1" style:family="text">
      <style:text-properties officeooo:rsid="0018bf1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JÍA ÁVILA RODRIGO</text:p>
      <text:p text:style-name="P1"/>
      <text:p text:style-name="P1">2016602691</text:p>
      <text:p text:style-name="P1"/>
      <text:p text:style-name="P1">INTELIGENCIA DE NEGOCIOS</text:p>
      <text:p text:style-name="P1"/>
      <text:p text:style-name="P6">Un Mundo Feliz</text:p>
      <text:p text:style-name="P2"/>
      <text:p text:style-name="P3">En esta <text:span text:style-name="T1">expresión</text:span> de como es un mundo feliz se da abasto en una novela la cual fue el escritor a darnos una idea de un mundo maravilloso y de buenos y magnificas <text:span text:style-name="T1">formas</text:span> de <text:span text:style-name="T1">expresión</text:span> de como seria nuestro mundo mas <text:span text:style-name="T1">deseado</text:span> uno donde fuera perfecto sin errores, y en la cual imaginamos el mundo asi de “perfecto” cuando en realidad no llegue a hacer perfecto, o tengamos la seguridad del 100% que ese seria nuestro mundo perfecto. </text:p>
      <text:p text:style-name="P3">En esto se toma como un humano no es como hoy en <text:span text:style-name="T1">día</text:span>, si no mas bien, este es creado y colocado en cierta posición o estatus social. <text:span text:style-name="T1">Según</text:span> los diferentes individuos la persona que decide o crea su mundo lo decide.</text:p>
      <text:p text:style-name="P3">El enfoque en todo esto y el simple hecho de esto es; darnos cuenta y entender que cada ser humano tiene un <text:span text:style-name="T1">propósito</text:span> definido para la vida, por otro lado el individuo no quiere que uno imponga como se debe crear su mundo o vida del mismo; solo el simple hecho de decidir como <text:span text:style-name="T1">elegir la forma mas alcanzada de ser feliz lo cual es algo intangible. </text:span></text:p>
      <text:p text:style-name="P5">A la gente se le hace de una forma peculiar que cuando tienen una edad mas joven y vigorizante están preparados para ser felices y disfrutan de cada grano de vida que se imponen, en esta gran sociedad de individuos que nos podemos referir a ellos como civilización no se permite la religión, el arte ni mucho menos amar.</text:p>
      <text:p text:style-name="P5">Es una sociedad donde la familia es dejada de lado, pero despejando estas formas insulsas de verlo los que dirigen o rigen a estos individuos es para incitar que las relaciones sexuales sean tomadas como algo del día con día, que se debe dar por diferentes formas de vida como una forma de expresar diversión y juego para ello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4T19:33:45.864190959</meta:creation-date>
    <dc:date>2018-08-24T19:50:41.667285627</dc:date>
    <meta:editing-duration>PT6M25S</meta:editing-duration>
    <meta:editing-cycles>1</meta:editing-cycles>
    <meta:document-statistic meta:table-count="0" meta:image-count="0" meta:object-count="0" meta:page-count="1" meta:paragraph-count="9" meta:word-count="316" meta:character-count="1705" meta:non-whitespace-character-count="1396"/>
    <meta:generator>LibreOffice/6.0.3.2$Linux_X86_64 LibreOffice_project/00m0$Build-2</meta:generator>
  </office:meta>
</office:document-meta>
</file>